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39cm" svg:height="0.725cm" svg:x="13.141cm" svg:y="14.827cm">
          <draw:text-box>
            <text:p><text:span text:style-name="T1">cm_gems</text:span></text:p>
          </draw:text-box>
        </draw:frame>
        <draw:frame draw:style-name="gr1" draw:text-style-name="P1" draw:layer="layout" svg:width="4.02cm" svg:height="0.725cm" svg:x="7.549cm" svg:y="12.501cm">
          <draw:text-box>
            <text:p><text:span text:style-name="T1">icd_9_descriptions</text:span></text:p>
          </draw:text-box>
        </draw:frame>
        <draw:frame draw:style-name="gr1" draw:text-style-name="P1" draw:layer="layout" svg:width="5.057cm" svg:height="0.725cm" svg:x="12.372cm" svg:y="18.058cm">
          <draw:text-box>
            <text:p><text:span text:style-name="T1">icd_10_cm_descriptions</text:span></text:p>
          </draw:text-box>
        </draw:frame>
        <draw:frame draw:style-name="gr1" draw:text-style-name="P2" draw:layer="layout" svg:width="1.425cm" svg:height="0.725cm" svg:x="8.501cm" svg:y="13.067cm">
          <draw:text-box>
            <text:p><text:span text:style-name="T2">code</text:span></text:p>
          </draw:text-box>
        </draw:frame>
        <draw:frame draw:style-name="gr1" draw:text-style-name="P1" draw:layer="layout" svg:width="2.555cm" svg:height="0.725cm" svg:x="14.489cm" svg:y="17.492cm">
          <draw:text-box>
            <text:p><text:span text:style-name="T1">description</text:span></text:p>
          </draw:text-box>
        </draw:frame>
        <draw:frame draw:style-name="gr1" draw:text-style-name="P2" draw:layer="layout" svg:width="1.425cm" svg:height="0.725cm" svg:x="12.581cm" svg:y="17.452cm">
          <draw:text-box>
            <text:p><text:span text:style-name="T2">code</text:span></text:p>
          </draw:text-box>
        </draw:frame>
        <draw:frame draw:style-name="gr1" draw:text-style-name="P1" draw:layer="layout" svg:width="2.555cm" svg:height="0.725cm" svg:x="10.53cm" svg:y="13.106cm">
          <draw:text-box>
            <text:p><text:span text:style-name="T1">description</text:span></text:p>
          </draw:text-box>
        </draw:frame>
        <draw:frame draw:style-name="gr1" draw:text-style-name="P2" draw:layer="layout" svg:width="2.678cm" svg:height="0.725cm" svg:x="11.969cm" svg:y="15.402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14.264cm" svg:y="15.39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17.487cm" svg:y="15.376cm">
          <draw:text-box>
            <text:p><text:span text:style-name="T2">flags</text:span></text:p>
          </draw:text-box>
        </draw:frame>
        <draw:frame draw:style-name="gr1" draw:text-style-name="P1" draw:layer="layout" svg:width="2.339cm" svg:height="0.725cm" svg:x="9.492cm" svg:y="6.13cm">
          <draw:text-box>
            <text:p><text:span text:style-name="T1">cm_gems</text:span></text:p>
          </draw:text-box>
        </draw:frame>
        <draw:frame draw:style-name="gr1" draw:text-style-name="P1" draw:layer="layout" svg:width="4.02cm" svg:height="0.725cm" svg:x="2.736cm" svg:y="6.13cm">
          <draw:text-box>
            <text:p><text:span text:style-name="T1">icd_9_descriptions</text:span></text:p>
          </draw:text-box>
        </draw:frame>
        <draw:frame draw:style-name="gr1" draw:text-style-name="P1" draw:layer="layout" svg:width="5.057cm" svg:height="0.725cm" svg:x="14.564cm" svg:y="6.13cm">
          <draw:text-box>
            <text:p><text:span text:style-name="T1">icd_10_cm_descriptions</text:span></text:p>
          </draw:text-box>
        </draw:frame>
        <draw:rect draw:style-name="gr2" draw:text-style-name="P3" draw:layer="layout" svg:width="4.043cm" svg:height="0.551cm" svg:x="2.713cm" svg:y="6.22cm">
          <text:p/>
        </draw:rect>
        <draw:frame draw:style-name="gr1" draw:text-style-name="P2" draw:layer="layout" svg:width="1.425cm" svg:height="0.725cm" svg:x="2.269cm" svg:y="4.109cm">
          <draw:text-box>
            <text:p><text:span text:style-name="T2">code</text:span></text:p>
          </draw:text-box>
        </draw:frame>
        <draw:frame draw:style-name="gr1" draw:text-style-name="P1" draw:layer="layout" svg:width="2.555cm" svg:height="0.725cm" svg:x="16.709cm" svg:y="4.257cm">
          <draw:text-box>
            <text:p><text:span text:style-name="T1">description</text:span></text:p>
          </draw:text-box>
        </draw:frame>
        <draw:frame draw:style-name="gr1" draw:text-style-name="P2" draw:layer="layout" svg:width="1.425cm" svg:height="0.725cm" svg:x="14.533cm" svg:y="4.203cm">
          <draw:text-box>
            <text:p><text:span text:style-name="T2">code</text:span></text:p>
          </draw:text-box>
        </draw:frame>
        <draw:frame draw:style-name="gr1" draw:text-style-name="P1" draw:layer="layout" svg:width="2.555cm" svg:height="0.725cm" svg:x="4.111cm" svg:y="4.095cm">
          <draw:text-box>
            <text:p><text:span text:style-name="T1">description</text:span></text:p>
          </draw:text-box>
        </draw:frame>
        <draw:frame draw:style-name="gr1" draw:text-style-name="P2" draw:layer="layout" svg:width="2.678cm" svg:height="0.725cm" svg:x="7.375cm" svg:y="4.363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9.215cm" svg:y="3.424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11.405cm" svg:y="4.364cm">
          <draw:text-box>
            <text:p><text:span text:style-name="T2">flags</text:span></text:p>
          </draw:text-box>
        </draw:frame>
        <draw:rect draw:style-name="gr2" draw:text-style-name="P3" draw:layer="layout" svg:width="4.043cm" svg:height="0.551cm" svg:x="8.661cm" svg:y="6.22cm">
          <text:p/>
        </draw:rect>
        <draw:ellipse draw:style-name="gr2" draw:text-style-name="P3" draw:layer="layout" svg:width="1.504cm" svg:height="0.604cm" svg:x="2.203cm" svg:y="4.231cm">
          <text:p/>
        </draw:ellipse>
        <draw:ellipse draw:style-name="gr2" draw:text-style-name="P3" draw:layer="layout" svg:width="2.672cm" svg:height="0.564cm" svg:x="4.03cm" svg:y="4.177cm">
          <text:p/>
        </draw:ellipse>
        <draw:ellipse draw:style-name="gr2" draw:text-style-name="P3" draw:layer="layout" svg:width="2.672cm" svg:height="0.564cm" svg:x="16.575cm" svg:y="4.365cm">
          <text:p/>
        </draw:ellipse>
        <draw:ellipse draw:style-name="gr2" draw:text-style-name="P3" draw:layer="layout" svg:width="3.102cm" svg:height="0.738cm" svg:x="9.093cm" svg:y="3.465cm">
          <text:p/>
        </draw:ellipse>
        <draw:ellipse draw:style-name="gr2" draw:text-style-name="P3" draw:layer="layout" svg:width="3.102cm" svg:height="0.738cm" svg:x="7.159cm" svg:y="4.405cm">
          <text:p/>
        </draw:ellipse>
        <draw:ellipse draw:style-name="gr2" draw:text-style-name="P3" draw:layer="layout" svg:width="1.504cm" svg:height="0.604cm" svg:x="14.438cm" svg:y="4.285cm">
          <text:p/>
        </draw:ellipse>
        <draw:ellipse draw:style-name="gr2" draw:text-style-name="P3" draw:layer="layout" svg:width="1.504cm" svg:height="0.604cm" svg:x="11.322cm" svg:y="4.459cm">
          <text:p/>
        </draw:ellipse>
        <draw:line draw:style-name="gr2" draw:text-style-name="P3" draw:layer="layout" svg:x1="2.942cm" svg:y1="4.875cm" svg:x2="4.782cm" svg:y2="6.232cm">
          <text:p/>
        </draw:line>
        <draw:line draw:style-name="gr2" draw:text-style-name="P3" draw:layer="layout" svg:x1="5.386cm" svg:y1="4.741cm" svg:x2="4.728cm" svg:y2="6.232cm">
          <text:p/>
        </draw:line>
        <draw:line draw:style-name="gr2" draw:text-style-name="P3" draw:layer="layout" svg:x1="8.677cm" svg:y1="5.157cm" svg:x2="10.651cm" svg:y2="6.232cm">
          <text:p/>
        </draw:line>
        <draw:line draw:style-name="gr2" draw:text-style-name="P3" draw:layer="layout" svg:x1="10.651cm" svg:y1="4.217cm" svg:x2="10.651cm" svg:y2="6.232cm">
          <text:p/>
        </draw:line>
        <draw:line draw:style-name="gr2" draw:text-style-name="P3" draw:layer="layout" svg:x1="12.021cm" svg:y1="5.063cm" svg:x2="10.691cm" svg:y2="6.191cm">
          <text:p/>
        </draw:line>
        <draw:line draw:style-name="gr2" draw:text-style-name="P3" draw:layer="layout" svg:x1="15.244cm" svg:y1="4.875cm" svg:x2="16.695cm" svg:y2="6.191cm">
          <text:p/>
        </draw:line>
        <draw:line draw:style-name="gr2" draw:text-style-name="P3" draw:layer="layout" svg:x1="17.823cm" svg:y1="4.969cm" svg:x2="16.695cm" svg:y2="6.151cm">
          <text:p/>
        </draw:line>
        <draw:line draw:style-name="gr2" draw:text-style-name="P3" draw:layer="layout" svg:x1="6.769cm" svg:y1="6.473cm" svg:x2="8.65cm" svg:y2="6.473cm">
          <text:p/>
        </draw:line>
        <draw:line draw:style-name="gr2" draw:text-style-name="P3" draw:layer="layout" svg:x1="12.692cm" svg:y1="6.527cm" svg:x2="14.761cm" svg:y2="6.514cm">
          <text:p/>
        </draw:line>
        <draw:frame draw:style-name="gr1" draw:text-style-name="P1" draw:layer="layout" svg:width="0.832cm" svg:height="0.725cm" svg:x="6.582cm" svg:y="6.11cm">
          <draw:text-box>
            <text:p><text:span text:style-name="T1">l0</text:span></text:p>
          </draw:text-box>
        </draw:frame>
        <draw:frame draw:style-name="gr1" draw:text-style-name="P1" draw:layer="layout" svg:width="0.985cm" svg:height="0.725cm" svg:x="7.857cm" svg:y="6.11cm">
          <draw:text-box>
            <text:p><text:span text:style-name="T1">0&lt;</text:span></text:p>
          </draw:text-box>
        </draw:frame>
        <draw:frame draw:style-name="gr1" draw:text-style-name="P1" draw:layer="layout" svg:width="0.985cm" svg:height="0.725cm" svg:x="12.438cm" svg:y="6.151cm">
          <draw:text-box>
            <text:p><text:span text:style-name="T1">&gt;0</text:span></text:p>
          </draw:text-box>
        </draw:frame>
        <draw:frame draw:style-name="gr1" draw:text-style-name="P1" draw:layer="layout" svg:width="0.832cm" svg:height="0.725cm" svg:x="14.117cm" svg:y="6.178cm">
          <draw:text-box>
            <text:p><text:span text:style-name="T1">0l</text:span></text:p>
          </draw:text-box>
        </draw:frame>
        <draw:frame draw:style-name="gr1" draw:text-style-name="P2" draw:layer="layout" svg:width="2.678cm" svg:height="0.725cm" svg:x="6.972cm" svg:y="8.567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9.107cm" svg:y="9.898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11.996cm" svg:y="8.715cm">
          <draw:text-box>
            <text:p><text:span text:style-name="T2">flags</text:span></text:p>
          </draw:text-box>
        </draw:frame>
        <draw:rect draw:style-name="gr3" draw:text-style-name="P4" draw:layer="layout" svg:width="4.043cm" svg:height="0.551cm" svg:x="8.647cm" svg:y="7.523cm">
          <text:p text:style-name="P3"><text:span text:style-name="T1">pcs_gems</text:span></text:p>
        </draw:rect>
        <draw:ellipse draw:style-name="gr2" draw:text-style-name="P3" draw:layer="layout" svg:width="3.102cm" svg:height="0.738cm" svg:x="8.985cm" svg:y="9.939cm">
          <text:p/>
        </draw:ellipse>
        <draw:ellipse draw:style-name="gr2" draw:text-style-name="P3" draw:layer="layout" svg:width="3.102cm" svg:height="0.738cm" svg:x="6.756cm" svg:y="8.609cm">
          <text:p/>
        </draw:ellipse>
        <draw:ellipse draw:style-name="gr2" draw:text-style-name="P3" draw:layer="layout" svg:width="1.504cm" svg:height="0.604cm" svg:x="11.913cm" svg:y="8.81cm">
          <text:p/>
        </draw:ellipse>
        <draw:frame draw:style-name="gr1" draw:text-style-name="P1" draw:layer="layout" svg:width="0.985cm" svg:height="0.725cm" svg:x="7.884cm" svg:y="7.413cm">
          <draw:text-box>
            <text:p><text:span text:style-name="T1">0&lt;</text:span></text:p>
          </draw:text-box>
        </draw:frame>
        <draw:frame draw:style-name="gr1" draw:text-style-name="P1" draw:layer="layout" svg:width="0.985cm" svg:height="0.725cm" svg:x="12.465cm" svg:y="7.454cm">
          <draw:text-box>
            <text:p><text:span text:style-name="T1">&gt;0</text:span></text:p>
          </draw:text-box>
        </draw:frame>
        <draw:line draw:style-name="gr2" draw:text-style-name="P4" draw:layer="layout" svg:x1="8.636cm" svg:y1="7.803cm" svg:x2="6.004cm" svg:y2="7.749cm">
          <text:p/>
        </draw:line>
        <draw:line draw:style-name="gr2" draw:text-style-name="P4" draw:layer="layout" svg:x1="5.964cm" svg:y1="6.769cm" svg:x2="6.004cm" svg:y2="7.749cm">
          <text:p/>
        </draw:line>
        <draw:line draw:style-name="gr2" draw:text-style-name="P4" draw:layer="layout" svg:x1="8.26cm" svg:y1="8.636cm" svg:x2="10.611cm" svg:y2="8.071cm">
          <text:p/>
        </draw:line>
        <draw:line draw:style-name="gr2" draw:text-style-name="P4" draw:layer="layout" svg:x1="10.557cm" svg:y1="9.952cm" svg:x2="10.557cm" svg:y2="8.085cm">
          <text:p/>
        </draw:line>
        <draw:line draw:style-name="gr2" draw:text-style-name="P4" draw:layer="layout" svg:x1="12.719cm" svg:y1="8.783cm" svg:x2="10.557cm" svg:y2="8.071cm">
          <text:p/>
        </draw:line>
        <draw:frame draw:style-name="gr1" draw:text-style-name="P1" draw:layer="layout" svg:width="0.832cm" svg:height="1.673cm" svg:x="5.588cm" svg:y="6.352cm">
          <draw:text-box>
            <text:p text:style-name="P3"><text:span text:style-name="T1">_</text:span></text:p>
            <text:p text:style-name="P3"><text:span text:style-name="T1">O</text:span></text:p>
            <text:p><text:span text:style-name="T1"/></text:p>
          </draw:text-box>
        </draw:frame>
        <draw:rect draw:style-name="gr2" draw:text-style-name="P4" draw:layer="layout" svg:width="2.485cm" svg:height="0.47cm" svg:x="8.045cm" svg:y="13.242cm">
          <text:p/>
        </draw:rect>
        <draw:rect draw:style-name="gr2" draw:text-style-name="P4" draw:layer="layout" svg:width="2.485cm" svg:height="0.47cm" svg:x="10.53cm" svg:y="13.242cm">
          <text:p/>
        </draw:rect>
        <draw:rect draw:style-name="gr2" draw:text-style-name="P4" draw:layer="layout" svg:width="2.485cm" svg:height="0.47cm" svg:x="11.994cm" svg:y="15.524cm">
          <text:p/>
        </draw:rect>
        <draw:rect draw:style-name="gr2" draw:text-style-name="P4" draw:layer="layout" svg:width="2.485cm" svg:height="0.47cm" svg:x="14.479cm" svg:y="15.524cm">
          <text:p/>
        </draw:rect>
        <draw:rect draw:style-name="gr2" draw:text-style-name="P4" draw:layer="layout" svg:width="2.485cm" svg:height="0.47cm" svg:x="12.003cm" svg:y="17.642cm">
          <text:p/>
        </draw:rect>
        <draw:rect draw:style-name="gr2" draw:text-style-name="P4" draw:layer="layout" svg:width="2.485cm" svg:height="0.47cm" svg:x="14.488cm" svg:y="17.642cm">
          <text:p/>
        </draw:rect>
        <draw:rect draw:style-name="gr2" draw:text-style-name="P4" draw:layer="layout" svg:width="2.485cm" svg:height="0.47cm" svg:x="16.965cm" svg:y="15.524cm">
          <text:p/>
        </draw:rect>
        <draw:frame draw:style-name="gr1" draw:text-style-name="P1" draw:layer="layout" svg:width="2.437cm" svg:height="0.725cm" svg:x="1.779cm" svg:y="14.748cm">
          <draw:text-box>
            <text:p><text:span text:style-name="T1">pcs_gems</text:span></text:p>
          </draw:text-box>
        </draw:frame>
        <draw:frame draw:style-name="gr1" draw:text-style-name="P2" draw:layer="layout" svg:width="2.678cm" svg:height="0.725cm" svg:x="2.327cm" svg:y="15.403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4.622cm" svg:y="15.391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7.845cm" svg:y="15.377cm">
          <draw:text-box>
            <text:p><text:span text:style-name="T2">flags</text:span></text:p>
          </draw:text-box>
        </draw:frame>
        <draw:rect draw:style-name="gr2" draw:text-style-name="P4" draw:layer="layout" svg:width="2.485cm" svg:height="0.47cm" svg:x="2.352cm" svg:y="15.525cm">
          <text:p/>
        </draw:rect>
        <draw:rect draw:style-name="gr2" draw:text-style-name="P4" draw:layer="layout" svg:width="2.485cm" svg:height="0.47cm" svg:x="4.837cm" svg:y="15.525cm">
          <text:p/>
        </draw:rect>
        <draw:rect draw:style-name="gr2" draw:text-style-name="P4" draw:layer="layout" svg:width="2.485cm" svg:height="0.47cm" svg:x="7.323cm" svg:y="15.525cm">
          <text:p/>
        </draw:rect>
        <draw:line draw:style-name="gr4" draw:text-style-name="P4" draw:layer="layout" svg:x1="3.694cm" svg:y1="15.498cm" svg:x2="8.864cm" svg:y2="13.806cm">
          <text:p/>
        </draw:line>
        <draw:line draw:style-name="gr4" draw:text-style-name="P4" draw:layer="layout" svg:x1="13.229cm" svg:y1="15.498cm" svg:x2="9.616cm" svg:y2="13.86cm">
          <text:p/>
        </draw:line>
        <draw:frame draw:style-name="gr1" draw:text-style-name="P1" draw:layer="layout" svg:width="5.154cm" svg:height="0.725cm" svg:x="14.515cm" svg:y="7.448cm">
          <draw:text-box>
            <text:p><text:span text:style-name="T1">icd_10_pcs_descriptions</text:span></text:p>
          </draw:text-box>
        </draw:frame>
        <draw:frame draw:style-name="gr1" draw:text-style-name="P1" draw:layer="layout" svg:width="2.555cm" svg:height="0.725cm" svg:x="16.873cm" svg:y="9.123cm">
          <draw:text-box>
            <text:p><text:span text:style-name="T1">description</text:span></text:p>
          </draw:text-box>
        </draw:frame>
        <draw:frame draw:style-name="gr1" draw:text-style-name="P2" draw:layer="layout" svg:width="1.425cm" svg:height="0.725cm" svg:x="14.697cm" svg:y="9.069cm">
          <draw:text-box>
            <text:p><text:span text:style-name="T2">code</text:span></text:p>
          </draw:text-box>
        </draw:frame>
        <draw:ellipse draw:style-name="gr2" draw:text-style-name="P3" draw:layer="layout" svg:width="2.672cm" svg:height="0.564cm" svg:x="16.739cm" svg:y="9.231cm">
          <text:p/>
        </draw:ellipse>
        <draw:ellipse draw:style-name="gr2" draw:text-style-name="P3" draw:layer="layout" svg:width="1.504cm" svg:height="0.604cm" svg:x="14.602cm" svg:y="9.151cm">
          <text:p/>
        </draw:ellipse>
        <draw:rect draw:style-name="gr2" draw:text-style-name="P3" draw:layer="layout" svg:width="4.664cm" svg:height="0.476cm" svg:x="14.759cm" svg:y="6.27cm">
          <text:p/>
        </draw:rect>
        <draw:rect draw:style-name="gr2" draw:text-style-name="P3" draw:layer="layout" svg:width="4.664cm" svg:height="0.476cm" svg:x="14.747cm" svg:y="7.55cm">
          <text:p/>
        </draw:rect>
        <draw:line draw:style-name="gr2" draw:text-style-name="P3" draw:layer="layout" svg:x1="15.348cm" svg:y1="9.091cm" svg:x2="16.928cm" svg:y2="8.037cm">
          <text:p/>
        </draw:line>
        <draw:line draw:style-name="gr2" draw:text-style-name="P3" draw:layer="layout" svg:x1="18.032cm" svg:y1="9.216cm" svg:x2="16.89cm" svg:y2="8.037cm">
          <text:p/>
        </draw:line>
        <draw:line draw:style-name="gr2" draw:text-style-name="P3" draw:layer="layout" svg:x1="12.677cm" svg:y1="7.812cm" svg:x2="14.734cm" svg:y2="7.774cm">
          <text:p/>
        </draw:line>
        <draw:frame draw:style-name="gr1" draw:text-style-name="P1" draw:layer="layout" svg:width="0.832cm" svg:height="0.725cm" svg:x="14.157cm" svg:y="7.46cm">
          <draw:text-box>
            <text:p><text:span text:style-name="T1">0l</text:span></text:p>
          </draw:text-box>
        </draw:frame>
        <draw:frame draw:style-name="gr1" draw:text-style-name="P1" draw:layer="layout" svg:width="5.154cm" svg:height="0.725cm" svg:x="3.67cm" svg:y="18.084cm">
          <draw:text-box>
            <text:p><text:span text:style-name="T1">icd_10_pcs_descriptions</text:span></text:p>
          </draw:text-box>
        </draw:frame>
        <draw:frame draw:style-name="gr1" draw:text-style-name="P1" draw:layer="layout" svg:width="2.555cm" svg:height="0.725cm" svg:x="6.226cm" svg:y="17.48cm">
          <draw:text-box>
            <text:p><text:span text:style-name="T1">description</text:span></text:p>
          </draw:text-box>
        </draw:frame>
        <draw:frame draw:style-name="gr1" draw:text-style-name="P2" draw:layer="layout" svg:width="1.425cm" svg:height="0.725cm" svg:x="4.318cm" svg:y="17.44cm">
          <draw:text-box>
            <text:p><text:span text:style-name="T2">code</text:span></text:p>
          </draw:text-box>
        </draw:frame>
        <draw:rect draw:style-name="gr2" draw:text-style-name="P4" draw:layer="layout" svg:width="2.485cm" svg:height="0.47cm" svg:x="3.74cm" svg:y="17.63cm">
          <text:p/>
        </draw:rect>
        <draw:rect draw:style-name="gr2" draw:text-style-name="P4" draw:layer="layout" svg:width="2.485cm" svg:height="0.47cm" svg:x="6.225cm" svg:y="17.63cm">
          <text:p/>
        </draw:rect>
        <draw:line draw:style-name="gr4" draw:text-style-name="P3" draw:layer="layout" svg:x1="6.044cm" svg:y1="16.139cm" svg:x2="5.304cm" svg:y2="17.493cm">
          <text:p/>
        </draw:line>
        <draw:line draw:style-name="gr4" draw:text-style-name="P3" draw:layer="layout" svg:x1="15.348cm" svg:y1="16.139cm" svg:x2="13.329cm" svg:y2="17.5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 j</meta:initial-creator>
    <meta:creation-date>2011-09-12T16:08:08.85</meta:creation-date>
    <dc:date>2011-09-13T13:36:30.03</dc:date>
    <dc:creator>j j</dc:creator>
    <meta:editing-duration>PT19H39M22S</meta:editing-duration>
    <meta:editing-cycles>7</meta:editing-cycles>
    <meta:generator>LibreOffice/3.3$Unix LibreOffice_project/330m19$Build-301</meta:generator>
    <meta:printed-by>j j</meta:printed-by>
    <meta:print-date>2011-09-13T11:43:09.67</meta:print-date>
    <meta:document-statistic meta:object-count="91"/>
  </office:meta>
</office:document-meta>
</file>